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Segoe UI" svg:font-family="&quot;Segoe UI&quot;"/>
    <style:font-face style:name="Century Gothic" svg:font-family="&quot;Century Gothic&quot;"/>
    <style:font-face style:name="Impact" svg:font-family="Impac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entury Gothic" style:font-name-asian="Century Gothic" style:font-name-complex="Century Gothic" fo:font-size="28pt" style:font-size-asian="28pt" style:font-size-complex="28pt"/>
    </style:style>
    <style:style style:name="ce3" style:family="table-cell" style:parent-style-name="Default" style:data-style-name="N0">
      <style:table-cell-properties style:vertical-align="middle"/>
      <style:text-properties fo:color="#222B35" style:font-name="Impact" style:font-name-asian="Impact" style:font-name-complex="Impact" fo:font-size="29pt" style:font-size-asian="29pt" style:font-size-complex="29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fo:background-color="#95B3C6" style:repeat-content="false"/>
      <style:paragraph-properties fo:text-align="center"/>
      <style:text-properties fo:color="#222B35" fo:font-size="10pt" style:font-size-asian="10pt" style:font-size-complex="10pt"/>
    </style:style>
    <style:style style:name="ce6" style:family="table-cell" style:parent-style-name="Default" style:data-style-name="N36">
      <style:table-cell-properties style:vertical-align="middle" fo:wrap-option="wrap" fo:background-color="#95B3C6" style:repeat-content="false"/>
      <style:paragraph-properties fo:text-align="center"/>
      <style:text-properties fo:color="#222B35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37">
      <style:table-cell-properties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.353cm"/>
      <style:text-properties fo:font-size="10pt" style:font-size-asian="10pt" style:font-size-complex="10pt"/>
    </style:style>
    <style:style style:name="ce10" style:family="table-cell" style:parent-style-name="Default" style:data-style-name="N36">
      <style:table-cell-properties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2" style:family="table-cell" style:parent-style-name="Hyperlink" style:data-style-name="N36">
      <style:table-cell-properties style:vertical-align="top" fo:wrap-option="wrap" style:repeat-content="false"/>
      <style:paragraph-properties fo:text-align="center"/>
      <style:text-properties fo:color="#467886" style:text-underline-style="solid" style:text-underline-type="single"/>
    </style:style>
    <style:style style:name="ce13" style:family="table-cell" style:parent-style-name="Default" style:data-style-name="N0">
      <style:table-cell-properties fo:background-color="#4D93D9"/>
    </style:style>
    <style:style style:name="ce14" style:family="table-cell" style:parent-style-name="Default" style:data-style-name="N36">
      <style:table-cell-properties fo:background-color="#4D93D9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wrap-option="wrap" fo:background-color="#95B3C6" style:repeat-content="false"/>
      <style:paragraph-properties fo:text-align="center"/>
      <style:text-properties fo:color="#222B35" fo:font-size="9pt" style:font-size-asian="9pt" style:font-size-complex="9pt"/>
    </style:style>
    <style:style style:name="ce18" style:family="table-cell" style:parent-style-name="Default" style:data-style-name="N36">
      <style:table-cell-properties style:vertical-align="middle" fo:wrap-option="wrap" fo:background-color="#95B3C6" style:repeat-content="false"/>
      <style:paragraph-properties fo:text-align="center"/>
      <style:text-properties fo:color="#222B35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middle" fo:wrap-option="wrap"/>
      <style:text-properties fo:font-size="9pt" style:font-size-asian="9pt" style:font-size-complex="9pt"/>
    </style:style>
    <style:style style:name="ce20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font-size="9pt" style:font-size-asian="9pt" style:font-size-complex="9pt"/>
    </style:style>
    <style:style style:name="ce22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0.3439583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94229166666667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03729166666667cm"/>
    </style:style>
    <style:style style:name="ro1" style:family="table-row">
      <style:table-row-properties style:row-height="36.6pt" style:use-optimal-row-height="false" fo:break-before="auto"/>
    </style:style>
    <style:style style:name="ro2" style:family="table-row">
      <style:table-row-properties style:row-height="45.75pt" style:use-optimal-row-height="false" fo:break-before="auto"/>
    </style:style>
    <style:style style:name="ro3" style:family="table-row">
      <style:table-row-properties style:row-height="140.1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title="Pricelist Template" table:display="true">
            <text:p/>
            <text:p>To quickly customize this pricelist template:</text:p>
            <text:p/>
            <text:p>1. Add your company logo and details.</text:p>
            <text:p>2. Edit table headers as needed.</text:p>
            <text:p>3. Type in your product details and prices.</text:p>
          </table:help-message>
          <table:error-message table:display="true"/>
        </table:content-validation>
        <table:content-validation table:name="val2">
          <table:help-message table:title="Pricelist Template" table:display="true">
            <text:p/>
            <text:p>To quickly customize this pricelist template:</text:p>
            <text:p/>
            <text:p>1. Add your company logo and details.</text:p>
            <text:p>2. Edit table headers as needed.</text:p>
            <text:p>3. Type in your product details and prices.</text:p>
          </table:help-message>
          <table:error-message table:display="true"/>
        </table:content-validation>
      </table:content-validations>
      <table:table table:name="Pricelis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15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6374" table:default-cell-style-name="ce4"/>
        <table:table-row table:style-name="ro1">
          <table:table-cell table:content-validation-name="val1" table:style-name="ce2"/>
          <table:table-cell office:value-type="string" table:style-name="ce3">
            <text:p>Product Pricelist</text:p>
          </table:table-cell>
          <table:table-cell table:number-columns-repeated="4" table:style-name="ce3"/>
          <table:table-cell table:number-columns-repeated="16378" table:style-name="ce2"/>
        </table:table-row>
        <table:table-row table:style-name="ro1">
          <table:table-cell table:style-name="ce4"/>
          <table:table-cell office:value-type="string" table:style-name="ce5">
            <text:p>Product Code</text:p>
          </table:table-cell>
          <table:table-cell office:value-type="string" table:style-name="ce5">
            <text:p>Product Name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Categories</text:p>
          </table:table-cell>
          <table:table-cell office:value-type="string" table:style-name="ce5">
            <text:p>Quantity</text:p>
          </table:table-cell>
          <table:table-cell office:value-type="string" table:style-name="ce6">
            <text:p>cost per unit Price</text:p>
          </table:table-cell>
          <table:table-cell office:value-type="string" table:style-name="ce6">
            <text:p>Delivery charge</text:p>
          </table:table-cell>
          <table:table-cell office:value-type="string" table:style-name="ce6">
            <text:p>Other fee</text:p>
          </table:table-cell>
          <table:table-cell office:value-type="string" table:style-name="ce6">
            <text:p>SUB-Total Price</text:p>
          </table:table-cell>
          <table:table-cell office:value-type="string" table:style-name="ce6">
            <text:p>Total Price</text:p>
          </table:table-cell>
          <table:table-cell office:value-type="string" table:style-name="ce6">
            <text:p>date of purchase</text:p>
          </table:table-cell>
          <table:table-cell office:value-type="string" table:style-name="ce6">
            <text:p>Supplier</text:p>
          </table:table-cell>
          <table:table-cell table:style-name="ce4"/>
          <table:table-cell table:style-name="ce7"/>
          <table:table-cell table:number-columns-repeated="16369"/>
        </table:table-row>
        <table:table-row table:style-name="ro1">
          <table:table-cell table:style-name="ce7"/>
          <table:table-cell office:value-type="string" table:style-name="ce8">
            <text:p>YXA339</text:p>
          </table:table-cell>
          <table:table-cell office:value-type="string" table:style-name="ce9">
            <text:p>Slide Potentiometer</text:p>
          </table:table-cell>
          <table:table-cell office:value-type="string" table:style-name="ce9">
            <text:p>Slide Potentiometer Module 10K Linear/The module features dual feedback channels (OTA and OTB) for versatile operation and includes mounting holes for secure panel installation. A 10mm riser elevates the control for smooth use, making it ideal for applications like mixers and volume control. Compatible with Arduino/microcontrollers for precise analog input positioning, it includes a dust-protected arm.</text:p>
          </table:table-cell>
          <table:table-cell office:value-type="string" table:style-name="ce9">
            <text:p>Electronics</text:p>
          </table:table-cell>
          <table:table-cell office:value-type="float" office:value="5" table:style-name="ce9">
            <text:p>5</text:p>
          </table:table-cell>
          <table:table-cell office:value-type="currency" office:value="5.54" table:style-name="ce10">
            <text:p>$5.54</text:p>
          </table:table-cell>
          <table:table-cell office:value-type="currency" office:value="2.95" table:style-name="ce10">
            <text:p>$2.95</text:p>
          </table:table-cell>
          <table:table-cell office:value-type="currency" office:value="2.27" table:style-name="ce10">
            <text:p>$2.27</text:p>
          </table:table-cell>
          <table:table-cell office:value-type="currency" office:value="10.76" table:formula="of:=SUM([Pricelist.$G3:.$I3])" table:style-name="ce10">
            <text:p>$10.76</text:p>
          </table:table-cell>
          <table:table-cell office:value-type="currency" office:value="53.8" table:formula="of:=PRODUCT([Pricelist.$F3];[Pricelist.$J3])" table:style-name="ce10">
            <text:p>$53.80</text:p>
          </table:table-cell>
          <table:table-cell table:style-name="ce10"/>
          <table:table-cell office:value-type="string" table:style-name="ce10">
            <text:p>https://makershop.ie/slide-pot-module-10k</text:p>
          </table:table-cell>
          <table:table-cell table:number-columns-repeated="2" table:style-name="ce11"/>
          <table:table-cell table:number-columns-repeated="16369" table:style-name="ce7"/>
        </table:table-row>
        <table:table-row table:style-name="ro1">
          <table:table-cell table:style-name="ce11"/>
          <table:table-cell office:value-type="string" table:style-name="ce8">
            <text:p>791-6463</text:p>
          </table:table-cell>
          <table:table-cell office:value-type="string" table:style-name="ce9">
            <text:p>Breadboard Jumper Wire</text:p>
          </table:table-cell>
          <table:table-cell office:value-type="string" table:style-name="ce9">
            <text:p>Prototyping is made super easy with this range of jumper wires from MicroElektronika. This pack contains 10 jumper wires<text:s/></text:p>
          </table:table-cell>
          <table:table-cell office:value-type="string" table:style-name="ce9">
            <text:p>Electronics</text:p>
          </table:table-cell>
          <table:table-cell office:value-type="float" office:value="1" table:style-name="ce9">
            <text:p>1</text:p>
          </table:table-cell>
          <table:table-cell office:value-type="currency" office:value="3.22" table:style-name="ce10">
            <text:p>$3.22</text:p>
          </table:table-cell>
          <table:table-cell office:value-type="currency" office:value="5.95" table:style-name="ce10">
            <text:p>$5.95</text:p>
          </table:table-cell>
          <table:table-cell office:value-type="currency" office:value="2.11" table:style-name="ce10">
            <text:p>$2.11</text:p>
          </table:table-cell>
          <table:table-cell office:value-type="currency" office:value="11.28" table:formula="of:=SUM([Pricelist.$G4:.$I4])" table:style-name="ce10">
            <text:p>$11.28</text:p>
          </table:table-cell>
          <table:table-cell office:value-type="currency" office:value="11.28" table:formula="of:=PRODUCT([Pricelist.$F4];[Pricelist.$J4])" table:style-name="ce10">
            <text:p>$11.28</text:p>
          </table:table-cell>
          <table:table-cell table:style-name="ce10"/>
          <table:table-cell office:value-type="string" table:style-name="ce12">
            <text:p><text:a xlink:href="https://ie.rs-online.com/web/p/breadboard-jumper-wires/7916463">https://ie.rs-online.com/web/p/breadboard-jumper-wires/7916463</text:a></text:p>
          </table:table-cell>
          <table:table-cell table:number-columns-repeated="2" table:style-name="ce4"/>
          <table:table-cell table:number-columns-repeated="16369" table:style-name="ce11"/>
        </table:table-row>
        <table:table-row table:style-name="ro1">
          <table:table-cell table:style-name="ce11"/>
          <table:table-cell office:value-type="string" table:style-name="ce8">
            <text:p>820-7606</text:p>
          </table:table-cell>
          <table:table-cell office:value-type="string" table:style-name="ce9">
            <text:p>Miniature Push Button Switch</text:p>
          </table:table-cell>
          <table:table-cell office:value-type="string" table:style-name="ce9">
            <text:p>This Sub-Miniature push button switch with momentary switch operation and 1-pole on-off switch from our own RS PRO brand offer an excellent mechanism for controlling a machine or a process.</text:p>
          </table:table-cell>
          <table:table-cell office:value-type="string" table:style-name="ce9">
            <text:p>Electronics</text:p>
          </table:table-cell>
          <table:table-cell office:value-type="float" office:value="2" table:style-name="ce9">
            <text:p>2</text:p>
          </table:table-cell>
          <table:table-cell office:value-type="currency" office:value="4.1100000000000003" table:style-name="ce10">
            <text:p>$4.11</text:p>
          </table:table-cell>
          <table:table-cell office:value-type="currency" office:value="5.95" table:style-name="ce10">
            <text:p>$5.95</text:p>
          </table:table-cell>
          <table:table-cell office:value-type="currency" office:value="2.3199999999999998" table:style-name="ce10">
            <text:p>$2.32</text:p>
          </table:table-cell>
          <table:table-cell office:value-type="currency" office:value="12.38" table:formula="of:=SUM([Pricelist.$G5:.$I5])" table:style-name="ce10">
            <text:p>$12.38</text:p>
          </table:table-cell>
          <table:table-cell office:value-type="currency" office:value="24.76" table:formula="of:=PRODUCT([Pricelist.$F5];[Pricelist.$J5])" table:style-name="ce10">
            <text:p>$24.76</text:p>
          </table:table-cell>
          <table:table-cell table:style-name="ce10"/>
          <table:table-cell office:value-type="string" table:style-name="ce12">
            <text:p><text:a xlink:href="https://ie.rs-online.com/web/p/push-button-switches/8207606?gb=s">https://ie.rs-online.com/web/p/push-button-switches/8207606?gb=s</text:a></text:p>
          </table:table-cell>
          <table:table-cell table:number-columns-repeated="16371" table:style-name="ce11"/>
        </table:table-row>
        <table:table-row table:style-name="ro1">
          <table:table-cell table:style-name="ce11"/>
          <table:table-cell office:value-type="string" table:style-name="ce8">
            <text:p>1528-1162-ND</text:p>
          </table:table-cell>
          <table:table-cell office:value-type="string" table:style-name="ce9">
            <text:p>JUMPER WIRE</text:p>
          </table:table-cell>
          <table:table-cell office:value-type="string" table:style-name="ce9">
            <text:p>Jumper Wire Male to Female, Zippable, 40 Conductor 5.91" (150.00mm)</text:p>
          </table:table-cell>
          <table:table-cell office:value-type="string" table:style-name="ce9">
            <text:p>Electronics</text:p>
          </table:table-cell>
          <table:table-cell office:value-type="float" office:value="1" table:style-name="ce9">
            <text:p>1</text:p>
          </table:table-cell>
          <table:table-cell office:value-type="currency" office:value="3.67" table:style-name="ce10">
            <text:p>$3.67</text:p>
          </table:table-cell>
          <table:table-cell office:value-type="currency" office:value="18" table:style-name="ce10">
            <text:p>$18.00</text:p>
          </table:table-cell>
          <table:table-cell table:style-name="ce10"/>
          <table:table-cell office:value-type="currency" office:value="21.67" table:formula="of:=SUM([Pricelist.$G6:.$I6])" table:style-name="ce10">
            <text:p>$21.67</text:p>
          </table:table-cell>
          <table:table-cell office:value-type="currency" office:value="21.67" table:formula="of:=PRODUCT([Pricelist.$F6];[Pricelist.$J6])" table:style-name="ce10">
            <text:p>$21.67</text:p>
          </table:table-cell>
          <table:table-cell table:style-name="ce10"/>
          <table:table-cell office:value-type="string" table:style-name="ce12">
            <text:p><text:a xlink:href="https://www.digikey.ie/en/products/detail/adafruit-industries-llc/826/5353622">https://www.digikey.ie/en/products/detail/adafruit-industries-llc/826/5353622</text:a></text:p>
          </table:table-cell>
          <table:table-cell table:number-columns-repeated="2" table:style-name="ce4"/>
          <table:table-cell table:number-columns-repeated="16369" table:style-name="ce11"/>
        </table:table-row>
        <table:table-row table:style-name="ro1">
          <table:table-cell table:style-name="ce4"/>
          <table:table-cell table:style-name="ce8"/>
          <table:table-cell table:number-columns-repeated="4" table:style-name="ce9"/>
          <table:table-cell table:number-columns-repeated="3" table:style-name="ce10"/>
          <table:table-cell office:value-type="currency" office:value="0" table:formula="of:=SUM([Pricelist.$G7:.$I7])" table:style-name="ce10">
            <text:p>$0.00</text:p>
          </table:table-cell>
          <table:table-cell office:value-type="currency" office:value="0" table:formula="of:=PRODUCT([Pricelist.$F7];[Pricelist.$J7])" table:style-name="ce10">
            <text:p>$0.00</text:p>
          </table:table-cell>
          <table:table-cell table:number-columns-repeated="2" table:style-name="ce10"/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table:style-name="ce4"/>
          <table:table-cell table:style-name="ce8"/>
          <table:table-cell table:number-columns-repeated="4" table:style-name="ce9"/>
          <table:table-cell table:number-columns-repeated="3" table:style-name="ce10"/>
          <table:table-cell office:value-type="currency" office:value="0" table:formula="of:=SUM([Pricelist.$G8:.$I8])" table:style-name="ce10">
            <text:p>$0.00</text:p>
          </table:table-cell>
          <table:table-cell office:value-type="currency" office:value="0" table:formula="of:=PRODUCT([Pricelist.$F8];[Pricelist.$J8])" table:style-name="ce10">
            <text:p>$0.00</text:p>
          </table:table-cell>
          <table:table-cell table:number-columns-repeated="2" table:style-name="ce10"/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table:style-name="ce4"/>
          <table:table-cell table:style-name="ce8"/>
          <table:table-cell table:number-columns-repeated="4" table:style-name="ce9"/>
          <table:table-cell table:number-columns-repeated="3" table:style-name="ce10"/>
          <table:table-cell office:value-type="currency" office:value="0" table:formula="of:=SUM([Pricelist.$G9:.$I9])" table:style-name="ce10">
            <text:p>$0.00</text:p>
          </table:table-cell>
          <table:table-cell office:value-type="currency" office:value="0" table:formula="of:=PRODUCT([Pricelist.$F9];[Pricelist.$J9])" table:style-name="ce10">
            <text:p>$0.00</text:p>
          </table:table-cell>
          <table:table-cell table:number-columns-repeated="2" table:style-name="ce10"/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table:style-name="ce4"/>
          <table:table-cell table:style-name="ce8"/>
          <table:table-cell table:number-columns-repeated="4" table:style-name="ce9"/>
          <table:table-cell table:number-columns-repeated="3" table:style-name="ce10"/>
          <table:table-cell office:value-type="currency" office:value="0" table:formula="of:=SUM([Pricelist.$G10:.$I10])" table:style-name="ce10">
            <text:p>$0.00</text:p>
          </table:table-cell>
          <table:table-cell office:value-type="currency" office:value="0" table:formula="of:=PRODUCT([Pricelist.$F10];[Pricelist.$J10])" table:style-name="ce10">
            <text:p>$0.00</text:p>
          </table:table-cell>
          <table:table-cell table:number-columns-repeated="2" table:style-name="ce10"/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3">
            <text:p>Sum</text:p>
          </table:table-cell>
          <table:table-cell table:number-columns-repeated="3" table:style-name="ce13"/>
          <table:table-cell office:value-type="float" office:value="9" table:formula="of:=SUBTOTAL(109;[Pricelist.$F$3:.$F$10])" table:style-name="ce13">
            <text:p>9</text:p>
          </table:table-cell>
          <table:table-cell office:value-type="currency" office:value="16.54" table:formula="of:=SUBTOTAL(109;[Pricelist.$G$3:.$G$10])" table:style-name="ce14">
            <text:p>$16.54</text:p>
          </table:table-cell>
          <table:table-cell office:value-type="currency" office:value="32.85" table:formula="of:=SUBTOTAL(109;[Pricelist.$H$3:.$H$10])" table:style-name="ce14">
            <text:p>$32.85</text:p>
          </table:table-cell>
          <table:table-cell office:value-type="currency" office:value="6.6999999999999993" table:formula="of:=SUBTOTAL(109;[Pricelist.$I$3:.$I$10])" table:style-name="ce14">
            <text:p>$6.70</text:p>
          </table:table-cell>
          <table:table-cell office:value-type="currency" office:value="56.09" table:formula="of:=SUBTOTAL(109;[Pricelist.$J$3:.$J$10])" table:style-name="ce14">
            <text:p>$56.09</text:p>
          </table:table-cell>
          <table:table-cell office:value-type="currency" office:value="111.51" table:formula="of:=SUBTOTAL(109;[Pricelist.$K$3:.$K$10])" table:style-name="ce14">
            <text:p>$111.51</text:p>
          </table:table-cell>
          <table:table-cell table:number-columns-repeated="2" table:style-name="ce14"/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table:style-name="ce1"/>
          <table:table-cell table:style-name="ce10"/>
          <table:table-cell table:number-columns-repeated="2" table:style-name="ce4"/>
          <table:table-cell table:number-columns-repeated="4" table:style-name="ce11"/>
          <table:table-cell table:number-columns-repeated="7" table:style-name="ce4"/>
          <table:table-cell table:number-columns-repeated="16369" table:style-name="ce1"/>
        </table:table-row>
        <table:table-row table:style-name="ro1">
          <table:table-cell table:style-name="ce1"/>
          <table:table-cell table:style-name="ce8"/>
          <table:table-cell table:number-columns-repeated="3" table:style-name="ce9"/>
          <table:table-cell table:number-columns-repeated="3" table:style-name="ce10"/>
          <table:table-cell table:number-columns-repeated="7" table:style-name="ce4"/>
          <table:table-cell table:number-columns-repeated="16369" table:style-name="ce1"/>
        </table:table-row>
        <table:table-row table:style-name="ro1">
          <table:table-cell table:style-name="ce4"/>
          <table:table-cell table:style-name="ce8"/>
          <table:table-cell table:number-columns-repeated="3" table:style-name="ce9"/>
          <table:table-cell table:number-columns-repeated="3" table:style-name="ce10"/>
          <table:table-cell table:number-columns-repeated="16376" table:style-name="ce4"/>
        </table:table-row>
        <table:table-row table:number-rows-repeated="1048562" table:style-name="ro1">
          <table:table-cell table:number-columns-repeated="16384"/>
        </table:table-row>
        <table:named-expressions>
          <table:named-range table:name="Print_Titles" table:cell-range-address="Pricelist.$A$1:Pricelist.$XFD$3" table:base-cell-address="Pricelist.$A$1"/>
        </table:named-expressions>
      </table:table>
      <table:table table:name="Pricelist_with_Product_Images" table:style-name="ta1">
        <table:table-column table:style-name="co1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number-columns-repeated="2" table:default-cell-style-name="ce25"/>
        <table:table-column table:style-name="co1" table:default-cell-style-name="ce24"/>
        <table:table-column table:style-name="co7" table:number-columns-repeated="3" table:default-cell-style-name="ce24"/>
        <table:table-column table:style-name="co8" table:number-columns-repeated="16373" table:default-cell-style-name="ce24"/>
        <table:table-row table:style-name="ro2">
          <table:table-cell table:content-validation-name="val2" table:style-name="ce2"/>
          <table:table-cell office:value-type="string" table:style-name="ce3">
            <text:p>Product Pricelist</text:p>
          </table:table-cell>
          <table:table-cell table:number-columns-repeated="5" table:style-name="ce3"/>
          <table:table-cell table:number-columns-repeated="16377" table:style-name="ce2"/>
        </table:table-row>
        <table:table-row table:style-name="ro3">
          <table:table-cell table:style-name="ce4"/>
          <table:table-cell table:style-name="ce4">
            <draw:frame draw:z-index="1" draw:id="id0" draw:style-name="a0" draw:name="Picture 6" svg:x="0in" svg:y="0in" svg:width="6.90833in" svg:height="1.82527in" style:rel-width="scale" style:rel-height="scale">
              <draw:image xlink:href="" xlink:type="simple" xlink:show="embed" xlink:actuate="onLoad"/>
              <svg:title>Header Graphics</svg:title>
              <svg:desc>A girl buying items from storeguy.</svg:desc>
            </draw:frame>
          </table:table-cell>
          <table:table-cell table:number-columns-repeated="3" table:style-name="ce4"/>
          <table:table-cell table:number-columns-repeated="2" table:style-name="ce15"/>
          <table:table-cell table:number-columns-repeated="16377" table:style-name="ce4"/>
        </table:table-row>
        <table:table-row table:style-name="ro4">
          <table:table-cell table:style-name="ce16"/>
          <table:table-cell office:value-type="string" table:style-name="ce17">
            <text:p>Product Code</text:p>
          </table:table-cell>
          <table:table-cell office:value-type="string" table:style-name="ce17">
            <text:p>Product Name</text:p>
          </table:table-cell>
          <table:table-cell office:value-type="string" table:style-name="ce17">
            <text:p>Description</text:p>
          </table:table-cell>
          <table:table-cell office:value-type="string" table:style-name="ce17">
            <text:p>Product Image</text:p>
          </table:table-cell>
          <table:table-cell office:value-type="string" table:style-name="ce18">
            <text:p>Retail Unit Price</text:p>
          </table:table-cell>
          <table:table-cell office:value-type="string" table:style-name="ce18">
            <text:p>Bulk Unit Price</text:p>
          </table:table-cell>
          <table:table-cell table:number-columns-repeated="16377" table:style-name="ce16"/>
        </table:table-row>
        <table:table-row table:style-name="ro5">
          <table:table-cell table:style-name="ce19"/>
          <table:table-cell office:value-type="string" table:style-name="ce20">
            <text:p>123-45</text:p>
          </table:table-cell>
          <table:table-cell office:value-type="string" table:style-name="ce21">
            <text:p>Type in product name</text:p>
          </table:table-cell>
          <table:table-cell office:value-type="string" table:style-name="ce21">
            <text:p>Type in item description</text:p>
          </table:table-cell>
          <table:table-cell office:value-type="string" table:style-name="ce16">
            <text:p>Place Product Image</text:p>
          </table:table-cell>
          <table:table-cell office:value-type="currency" office:value="123.45" table:style-name="ce22">
            <text:p>$123.45</text:p>
          </table:table-cell>
          <table:table-cell office:value-type="currency" office:value="123.45" table:style-name="ce22">
            <text:p>$123.45</text:p>
          </table:table-cell>
          <table:table-cell table:number-columns-repeated="16377" table:style-name="ce19"/>
        </table:table-row>
        <table:table-row table:style-name="ro5">
          <table:table-cell table:style-name="ce23"/>
          <table:table-cell office:value-type="string" table:style-name="ce20">
            <text:p>123-45</text:p>
          </table:table-cell>
          <table:table-cell office:value-type="string" table:style-name="ce21">
            <text:p>Type in a long product name</text:p>
          </table:table-cell>
          <table:table-cell office:value-type="string" table:style-name="ce21">
            <text:p>Type in a long item description</text:p>
          </table:table-cell>
          <table:table-cell office:value-type="string" table:style-name="ce16">
            <text:p>Place Product Image</text:p>
          </table:table-cell>
          <table:table-cell office:value-type="currency" office:value="123.45" table:style-name="ce22">
            <text:p>$123.45</text:p>
          </table:table-cell>
          <table:table-cell office:value-type="currency" office:value="123.45" table:style-name="ce22">
            <text:p>$123.45</text:p>
          </table:table-cell>
          <table:table-cell table:number-columns-repeated="16377" table:style-name="ce23"/>
        </table:table-row>
        <table:table-row table:number-rows-repeated="1048571" table:style-name="ro5">
          <table:table-cell table:number-columns-repeated="16384"/>
        </table:table-row>
        <table:named-expressions>
          <table:named-range table:name="Print_Titles" table:cell-range-address="Pricelist_with_Product_Images.$A$1:Pricelist_with_Product_Images.$XFD$3" table:base-cell-address="Pricelist_with_Product_Images.$A$1"/>
        </table:named-expressions>
      </table:table>
      <table:database-ranges>
        <table:database-range table:target-range-address="Pricelist.B2:Pricelist.M10" table:name="Table1"/>
        <table:database-range table:target-range-address="Pricelist_with_Product_Images.B3:Pricelist_with_Product_Images.G5" table:name="Table14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Segoe UI" svg:font-family="&quot;Segoe UI&quot;"/>
    <style:font-face style:name="Century Gothic" svg:font-family="&quot;Century Gothic&quot;"/>
    <style:font-face style:name="Impact" svg:font-family="Impact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decimal-places="2" number:min-integer-digits="1" number:grouping="true"/>
    </number:currency-style>
    <number:number-style style:name="N37">
      <number:number number:decimal-places="0" number:min-decimal-places="0" number:min-integer-digits="5">
        <number:embedded-text number:position="2">-</number:embedded-text>
      </number:number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egoe UI" style:font-name-asian="Segoe UI" style:font-name-complex="Segoe U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7</meta:generator>
    <dc:title/>
    <dc:description/>
    <dc:subject/>
    <meta:initial-creator>adam Muhammed</meta:initial-creator>
    <dc:creator>B00145833 Luke Murrin</dc:creator>
    <meta:creation-date>2019-06-15T21:02:30Z</meta:creation-date>
    <dc:date>2025-03-05T13:36:25Z</dc:date>
    <meta:template xlink:href="TM34053435" xlink:type="simple"/>
    <meta:user-defined meta:name="ContentTypeId">0x01010079F111ED35F8CC479449609E8A0923A6</meta:user-defined>
  </office:meta>
</office:document-meta>
</file>